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/>
      <text:p text:style-name="Standard">4b</text:p>
      <text:p text:style-name="Standard"/>
      <text:p text:style-name="Standard"/>
      <text:p text:style-name="Standard">#include &lt;pthread.h&gt;</text:p>
      <text:p text:style-name="Standard">#include &lt;semaphore.h&gt;</text:p>
      <text:p text:style-name="Standard">#include &lt;stdio.h&gt;</text:p>
      <text:p text:style-name="Standard">sem_t wrt;</text:p>
      <text:p text:style-name="Standard">pthread_mutex_t mutex;</text:p>
      <text:p text:style-name="Standard">int cnt = 1;</text:p>
      <text:p text:style-name="Standard">int numreader = 0;</text:p>
      <text:p text:style-name="Standard">void *writer(void *wno)</text:p>
      <text:p text:style-name="Standard">{</text:p>
      <text:p text:style-name="Standard">sem_wait(&amp;wrt);</text:p>
      <text:p text:style-name="Standard">cnt = cnt*2;</text:p>
      <text:p text:style-name="Standard">printf("Writer %d modified count to %d\n",(*((int *)wno)),cnt);</text:p>
      <text:p text:style-name="Standard">sem_post(&amp;wrt);</text:p>
      <text:p text:style-name="Standard">}</text:p>
      <text:p text:style-name="Standard">void *reader(void *rno)</text:p>
      <text:p text:style-name="Standard">{</text:p>
      <text:p text:style-name="Standard">pthread_mutex_lock(&amp;mutex);</text:p>
      <text:p text:style-name="Standard">numreader++;</text:p>
      <text:p text:style-name="Standard">if(numreader == 1)</text:p>
      <text:p text:style-name="Standard">{</text:p>
      <text:p text:style-name="Standard">sem_wait(&amp;wrt);</text:p>
      <text:p text:style-name="Standard">}</text:p>
      <text:p text:style-name="Standard">pthread_mutex_unlock(&amp;mutex);</text:p>
      <text:p text:style-name="Standard">printf("Reader %d: read count as %d\n",*((int *)rno),cnt);</text:p>
      <text:p text:style-name="Standard">pthread_mutex_lock(&amp;mutex);</text:p>
      <text:p text:style-name="Standard">numreader--; if(numreader == 0)</text:p>
      <text:p text:style-name="Standard">{</text:p>
      <text:p text:style-name="Standard">sem_post(&amp;wrt);</text:p>
      <text:p text:style-name="Standard">}</text:p>
      <text:p text:style-name="Standard">pthread_mutex_unlock(&amp;mutex);</text:p>
      <text:p text:style-name="Standard"><text:s/></text:p>
      <text:p text:style-name="Standard">}</text:p>
      <text:p text:style-name="Standard"/>
      <text:p text:style-name="Standard"/>
      <text:p text:style-name="Standard">int main()</text:p>
      <text:p text:style-name="Standard">{</text:p>
      <text:p text:style-name="Standard">pthread_t read[10],write[5];</text:p>
      <text:p text:style-name="Standard">pthread_mutex_init(&amp;mutex, NULL);</text:p>
      <text:p text:style-name="Standard">sem_init(&amp;wrt,0,1);</text:p>
      <text:p text:style-name="Standard">int a[10] = {1,2,3,4,5,6,7,8,9,10};</text:p>
      <text:p text:style-name="Standard">for(int i = 0; i &lt; 10; i++) {</text:p>
      <text:p text:style-name="Standard">pthread_create(&amp;read[i], NULL, (void *)reader, (void *)&amp;a[i]);</text:p>
      <text:p text:style-name="Standard">}</text:p>
      <text:p text:style-name="Standard">for(int i = 0; i &lt; 5; i++) {</text:p>
      <text:p text:style-name="Standard">pthread_create(&amp;write[i], NULL, (void *)writer, (void *)&amp;a[i]);</text:p>
      <text:p text:style-name="Standard">}</text:p>
      <text:p text:style-name="Standard">for(int i = 0; i &lt; 10; i++)</text:p>
      <text:soft-page-break/>
      <text:p text:style-name="Standard">{</text:p>
      <text:p text:style-name="Standard">pthread_join(read[i], NULL);</text:p>
      <text:p text:style-name="Standard">}</text:p>
      <text:p text:style-name="Standard">for(int i = 0; i &lt; 5; i++)</text:p>
      <text:p text:style-name="Standard">{</text:p>
      <text:p text:style-name="Standard">pthread_join(write[i], NULL);</text:p>
      <text:p text:style-name="Standard">}</text:p>
      <text:p text:style-name="Standard"/>
      <text:p text:style-name="Standard"/>
      <text:p text:style-name="Standard">pthread_mutex_destroy(&amp;mutex);</text:p>
      <text:p text:style-name="Standard">sem_destroy(&amp;wrt);</text:p>
      <text:p text:style-name="Standard">return 0;</text:p>
      <text:p text:style-name="Standard"/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read synchronization and mutual exclusion using mutex<text:s/></text:p>
      <text:p text:style-name="Standard">Application to demonstrate <text:s/>reader writer problem with readfer proiprty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0:18:00Z</meta:creation-date>
    <dc:date>2025-11-10T14:27:00Z</dc:date>
    <meta:template xlink:href="Normal" xlink:type="simple"/>
    <meta:editing-cycles>2</meta:editing-cycles>
    <meta:editing-duration>PT60S</meta:editing-duration>
    <meta:document-statistic meta:page-count="2" meta:paragraph-count="2" meta:word-count="187" meta:character-count="1253" meta:row-count="8" meta:non-whitespace-character-count="1068"/>
  </office:meta>
</office:document-meta>
</file>